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1ddf2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012a0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31129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2a0" officeooo:paragraph-rsid="001012a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32b21" style:font-size-asian="15pt" style:font-weight-asian="normal" style:font-size-complex="15pt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Maranata</text:span><text:tab/><text:tab/><text:span text:style-name="T2">Ministério Avivah<text:tab/></text:span><text:span text:style-name="T1">[ <text:s text:c="4"/>]</text:span></text:p>
      <text:p text:style-name="P1">Tu és a minha luz</text:p>
      <text:p text:style-name="P1">A minha salvação</text:p>
      <text:p text:style-name="P2">E a Ti me renderei</text:p>
      <text:p text:style-name="P1">Se ao teu lado estou</text:p>
      <text:p text:style-name="P1">Seguro em tuas mãos</text:p>
      <text:p text:style-name="P2">Eu nada temerei</text:p>
      <text:p text:style-name="P2"/>
      <text:p text:style-name="P1">Ôô, ôô, ôô</text:p>
      <text:p text:style-name="P1">Tu és Santo, ó Senhor</text:p>
      <text:p text:style-name="P1">Ôô, ôô, ôô</text:p>
      <text:p text:style-name="P1">Tu és digno de louvor</text:p>
      <text:p text:style-name="P2"/>
      <text:p text:style-name="P2">Só em Ti confiarei; Eu nada temerei</text:p>
      <text:p text:style-name="P2">Em frente eu irei</text:p>
      <text:p text:style-name="P2">Pois eu sei que vivo estás!; E um dia voltarás</text:p>
      <text:p text:style-name="P2">Do céu pra nos buscar; Para sempre Reinarás, aleluia!</text:p>
      <text:p text:style-name="P2"/>
      <text:p text:style-name="P2">Vem Jesus, vem Jesus!</text:p>
      <text:p text:style-name="P2">Maranata ora, vem Senhor Jesus!</text:p>
      <text:p text:style-name="P2">Vem Jesus, vem Jesus!</text:p>
      <text:p text:style-name="P5">Maranata ora, vem Senhor Jesus!</text:p>
      <text:p text:style-name="P5"><text:span text:style-name="T3">Maranata</text:span><text:span text:style-name="T4"><text:tab/><text:tab/></text:span><text:span text:style-name="T2">Ministério Avivah<text:tab/></text:span><text:span text:style-name="T1">[ <text:s text:c="4"/>]</text:span></text:p>
      <text:p text:style-name="P3">Tu és a minha luz</text:p>
      <text:p text:style-name="P3">A minha salvação</text:p>
      <text:p text:style-name="P3">E a Ti me renderei</text:p>
      <text:p text:style-name="P3">Se ao teu lado estou</text:p>
      <text:p text:style-name="P3">Seguro em tuas mãos</text:p>
      <text:p text:style-name="P3">Eu nada temerei</text:p>
      <text:p text:style-name="P3"/>
      <text:p text:style-name="P3">Ôô, ôô, ôô</text:p>
      <text:p text:style-name="P3">Tu és Santo, ó Senhor</text:p>
      <text:p text:style-name="P3">Ôô, ôô, ôô</text:p>
      <text:p text:style-name="P3">Tu és digno de louvor</text:p>
      <text:p text:style-name="P3"/>
      <text:p text:style-name="P3">Só em Ti confiarei; Eu nada temerei</text:p>
      <text:p text:style-name="P3">Em frente eu irei</text:p>
      <text:p text:style-name="P3">Pois eu sei que vivo estás!; E um dia voltarás</text:p>
      <text:p text:style-name="P3">Do céu pra nos buscar; Para sempre Reinarás, aleluia!</text:p>
      <text:p text:style-name="P3"/>
      <text:p text:style-name="P3">Vem Jesus, vem Jesus!</text:p>
      <text:p text:style-name="P3">Maranata ora, vem Senhor Jesus!</text:p>
      <text:p text:style-name="P3">Vem Jesus, vem Jesus!</text:p>
      <text:p text:style-name="P3">Maranata ora, vem Senhor Jes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2:41:51.504537411</dc:date>
    <meta:editing-cycles>14</meta:editing-cycles>
    <meta:editing-duration>PT20M15S</meta:editing-duration>
    <meta:generator>LibreOffice/5.1.4.2$Linux_X86_64 LibreOffice_project/10m0$Build-2</meta:generator>
    <meta:document-statistic meta:table-count="0" meta:image-count="0" meta:object-count="0" meta:page-count="1" meta:paragraph-count="38" meta:word-count="188" meta:character-count="914" meta:non-whitespace-character-count="754"/>
  </office:meta>
</office:document-meta>
</file>